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6458in" fo:margin-left="-0.5208in" table:align="left"/>
    </style:style>
    <style:style style:name="Table2.A" style:family="table-column">
      <style:table-column-properties style:column-width="7.6458in"/>
    </style:style>
    <style:style style:name="Table2.A1" style:family="table-cell">
      <style:table-cell-properties fo:padding="0.0382in" fo:border="0.5pt solid #000000"/>
    </style:style>
    <style:style style:name="Table1" style:family="table">
      <style:table-properties style:width="7.125in" table:align="margins"/>
    </style:style>
    <style:style style:name="Table1.A" style:family="table-column">
      <style:table-column-properties style:column-width="0.4792in" style:rel-column-width="4407*"/>
    </style:style>
    <style:style style:name="Table1.B" style:family="table-column">
      <style:table-column-properties style:column-width="3.1583in" style:rel-column-width="29050*"/>
    </style:style>
    <style:style style:name="Table1.C" style:family="table-column">
      <style:table-column-properties style:column-width="3.4875in" style:rel-column-width="32078*"/>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Heading_20_3" style:master-page-name="">
      <loext:graphic-properties draw:fill="none"/>
      <style:paragraph-properties fo:margin-left="-0.5in" fo:margin-right="0in" fo:margin-top="0.0972in" fo:margin-bottom="0.0835in" style:contextual-spacing="false" fo:text-indent="0in" style:auto-text-indent="false" style:page-number="auto" fo:background-color="transparent" fo:keep-with-next="always"/>
    </style:style>
    <style:style style:name="P2" style:family="paragraph" style:parent-style-name="Heading_20_3" style:master-page-name="">
      <style:paragraph-properties fo:margin-left="-0.5in" fo:margin-right="0in" fo:text-indent="0in" style:auto-text-indent="false" style:page-number="auto" fo:keep-with-next="always"/>
    </style:style>
    <style:style style:name="P3" style:family="paragraph" style:parent-style-name="Heading_20_3">
      <style:paragraph-properties fo:margin-left="-0.5in" fo:margin-right="0in" fo:text-indent="0in" style:auto-text-indent="false"/>
    </style:style>
    <style:style style:name="P4" style:family="paragraph" style:parent-style-name="Table_20_Contents">
      <style:text-properties fo:font-size="12pt" style:font-size-asian="12pt" style:font-size-complex="12pt"/>
    </style:style>
    <style:style style:name="P5" style:family="paragraph" style:parent-style-name="Table_20_Contents">
      <style:text-properties fo:font-size="12pt" officeooo:rsid="0052733b" officeooo:paragraph-rsid="0052733b" style:font-size-asian="12pt" style:font-size-complex="12pt"/>
    </style:style>
    <style:style style:name="P6" style:family="paragraph" style:parent-style-name="Table_20_Contents">
      <style:text-properties fo:font-size="12pt" officeooo:rsid="0052f797" officeooo:paragraph-rsid="0052f797" style:font-size-asian="12pt" style:font-size-complex="12pt"/>
    </style:style>
    <style:style style:name="P7" style:family="paragraph" style:parent-style-name="Table_20_Contents">
      <style:text-properties fo:font-size="12pt" officeooo:rsid="0053d14d" officeooo:paragraph-rsid="0053d14d" style:font-size-asian="12pt" style:font-size-complex="12pt"/>
    </style:style>
    <style:style style:name="P8" style:family="paragraph" style:parent-style-name="Text_20_body">
      <style:paragraph-properties fo:margin-left="-0.5in" fo:margin-right="-0.5618in" fo:text-indent="0in" style:auto-text-indent="false"/>
      <style:text-properties fo:font-size="12pt" officeooo:rsid="0053d14d" officeooo:paragraph-rsid="0053d14d" style:font-size-asian="12pt" style:font-size-complex="12pt"/>
    </style:style>
    <style:style style:name="P9" style:family="paragraph" style:parent-style-name="Text_20_body">
      <loext:graphic-properties draw:fill="none"/>
      <style:paragraph-properties fo:margin-left="-0.5in" fo:margin-right="-0.5618in" fo:text-indent="0in" style:auto-text-indent="false" fo:background-color="transparent"/>
      <style:text-properties fo:font-size="12pt" style:font-size-asian="12pt" style:font-size-complex="12pt"/>
    </style:style>
    <style:style style:name="P10" style:family="paragraph" style:parent-style-name="Text_20_body">
      <loext:graphic-properties draw:fill="none"/>
      <style:paragraph-properties fo:margin-left="-0.5in" fo:margin-right="-0.5618in" fo:text-indent="0in" style:auto-text-indent="false" fo:background-color="transparent"/>
      <style:text-properties fo:font-size="12pt" officeooo:rsid="00257ff9" officeooo:paragraph-rsid="003ba4e7" style:font-size-asian="12pt" style:font-size-complex="12pt"/>
    </style:style>
    <style:style style:name="P11" style:family="paragraph" style:parent-style-name="Text_20_body">
      <style:paragraph-properties fo:margin-left="-0.5in" fo:margin-right="-0.5618in" fo:text-indent="0in" style:auto-text-indent="false"/>
      <style:text-properties fo:font-size="12pt" officeooo:rsid="0051088c" officeooo:paragraph-rsid="0051088c" style:font-size-asian="12pt" style:font-size-complex="12pt"/>
    </style:style>
    <style:style style:name="P12" style:family="paragraph" style:parent-style-name="Text_20_body">
      <style:paragraph-properties fo:margin-left="-0.5in" fo:margin-right="-0.5618in" fo:text-indent="0in" style:auto-text-indent="false"/>
      <style:text-properties fo:font-size="12pt" officeooo:rsid="0051088c" officeooo:paragraph-rsid="007313cd" style:font-size-asian="12pt" style:font-size-complex="12pt"/>
    </style:style>
    <style:style style:name="P13" style:family="paragraph" style:parent-style-name="Text_20_body">
      <style:paragraph-properties fo:margin-left="-0.5in" fo:margin-right="-0.5618in" fo:text-indent="0in" style:auto-text-indent="false"/>
      <style:text-properties fo:font-size="12pt" officeooo:rsid="0054b33d" officeooo:paragraph-rsid="0054b33d" style:font-size-asian="12pt" style:font-size-complex="12pt"/>
    </style:style>
    <style:style style:name="P14" style:family="paragraph" style:parent-style-name="Text_20_body" style:master-page-name="">
      <style:paragraph-properties fo:margin-left="0.5in" fo:margin-right="-0.5618in" fo:text-indent="-0.5in" style:auto-text-indent="false" style:page-number="auto"/>
      <style:text-properties fo:font-size="12pt" officeooo:rsid="0054b33d" officeooo:paragraph-rsid="00620f56" style:font-size-asian="12pt" style:font-size-complex="12pt"/>
    </style:style>
    <style:style style:name="P15" style:family="paragraph" style:parent-style-name="Text_20_body">
      <style:paragraph-properties fo:margin-left="0.5in" fo:margin-right="-0.5618in" fo:text-indent="-0.5in" style:auto-text-indent="false"/>
      <style:text-properties fo:font-size="12pt" officeooo:rsid="0054b33d" officeooo:paragraph-rsid="00620f56" style:font-size-asian="12pt" style:font-size-complex="12pt"/>
    </style:style>
    <style:style style:name="P16" style:family="paragraph" style:parent-style-name="Text_20_body">
      <style:paragraph-properties fo:margin-left="-0.5in" fo:margin-right="-0.5618in" fo:text-indent="0in" style:auto-text-indent="false"/>
      <style:text-properties fo:font-size="12pt" officeooo:rsid="005a5599" officeooo:paragraph-rsid="005a5599" style:font-size-asian="12pt" style:font-size-complex="12pt"/>
    </style:style>
    <style:style style:name="P17" style:family="paragraph" style:parent-style-name="Standard" style:master-page-name="">
      <style:paragraph-properties fo:margin-left="-0.5in" fo:margin-right="-0.5618in" fo:text-indent="0in" style:auto-text-indent="false" style:page-number="auto"/>
      <style:text-properties fo:font-size="12pt" officeooo:rsid="003f9a47" officeooo:paragraph-rsid="00602ea3" style:font-size-asian="12pt" style:font-size-complex="12pt"/>
    </style:style>
    <style:style style:name="P18" style:family="paragraph" style:parent-style-name="Text_20_body" style:master-page-name="">
      <style:paragraph-properties fo:margin-left="-0.5in" fo:margin-right="-0.5618in" fo:text-indent="0in" style:auto-text-indent="false" style:page-number="auto"/>
      <style:text-properties fo:font-size="12pt" officeooo:rsid="003f9a47" officeooo:paragraph-rsid="003f9a47" style:font-size-asian="12pt" style:font-size-complex="12pt"/>
    </style:style>
    <style:style style:name="P19" style:family="paragraph" style:parent-style-name="Text_20_body">
      <style:paragraph-properties fo:margin-left="-0.5in" fo:margin-right="-0.5618in" fo:text-indent="0in" style:auto-text-indent="false"/>
      <style:text-properties fo:font-size="12pt" officeooo:rsid="003f9a47" officeooo:paragraph-rsid="003f9a47" style:font-size-asian="12pt" style:font-size-complex="12pt"/>
    </style:style>
    <style:style style:name="P20" style:family="paragraph" style:parent-style-name="Text_20_body">
      <loext:graphic-properties draw:fill="none"/>
      <style:paragraph-properties fo:margin-left="-0.5in" fo:margin-right="-0.5618in" fo:text-indent="0in" style:auto-text-indent="false" fo:background-color="transparent"/>
      <style:text-properties fo:font-size="12pt" officeooo:rsid="003c1eaa" officeooo:paragraph-rsid="006b04fa" style:font-size-asian="12pt" style:font-size-complex="12pt"/>
    </style:style>
    <style:style style:name="P21" style:family="paragraph" style:parent-style-name="Text_20_body">
      <style:paragraph-properties fo:margin-left="-0.5in" fo:margin-right="-0.5618in" fo:text-indent="0in" style:auto-text-indent="false"/>
      <style:text-properties fo:font-size="12pt" officeooo:rsid="00596fb3" officeooo:paragraph-rsid="005a42b4" style:font-size-asian="12pt" style:font-size-complex="12pt"/>
    </style:style>
    <style:style style:name="P22" style:family="paragraph" style:parent-style-name="Text_20_body">
      <loext:graphic-properties draw:fill="none"/>
      <style:paragraph-properties fo:margin-left="-0.5in" fo:margin-right="-0.5618in" fo:text-indent="0in" style:auto-text-indent="false" fo:background-color="transparent"/>
      <style:text-properties fo:font-size="12pt" officeooo:rsid="005dbb26" officeooo:paragraph-rsid="00602ea3" style:font-size-asian="12pt" style:font-size-complex="12pt"/>
    </style:style>
    <style:style style:name="P23" style:family="paragraph" style:parent-style-name="Text_20_body">
      <style:paragraph-properties fo:margin-left="-0.5in" fo:margin-right="-0.5618in" fo:text-indent="0in" style:auto-text-indent="false"/>
      <style:text-properties fo:font-size="12pt" officeooo:rsid="005f124e" officeooo:paragraph-rsid="005f124e" style:font-size-asian="12pt" style:font-size-complex="12pt"/>
    </style:style>
    <style:style style:name="P24" style:family="paragraph" style:parent-style-name="Text_20_body">
      <loext:graphic-properties draw:fill="none"/>
      <style:paragraph-properties fo:margin-left="-0.3118in" fo:margin-right="-0.5618in" fo:margin-top="0in" fo:margin-bottom="0.0972in" style:contextual-spacing="false" fo:line-height="115%" fo:text-indent="-0.1252in" style:auto-text-indent="false" fo:background-color="transparent">
        <style:tab-stops>
          <style:tab-stop style:position="0.1874in"/>
        </style:tab-stops>
      </style:paragraph-properties>
      <style:text-properties fo:font-size="12pt" officeooo:rsid="0062e038" officeooo:paragraph-rsid="0062e038" style:font-size-asian="12pt" style:font-size-complex="12pt"/>
    </style:style>
    <style:style style:name="P25" style:family="paragraph" style:parent-style-name="Text_20_body">
      <loext:graphic-properties draw:fill="none"/>
      <style:paragraph-properties fo:margin-left="-0.3118in" fo:margin-right="-0.5618in" fo:margin-top="0in" fo:margin-bottom="0.0972in" style:contextual-spacing="false" fo:line-height="115%" fo:text-indent="-0.1252in" style:auto-text-indent="false" fo:background-color="transparent">
        <style:tab-stops>
          <style:tab-stop style:position="0.1874in"/>
        </style:tab-stops>
      </style:paragraph-properties>
      <style:text-properties fo:font-size="12pt" officeooo:rsid="00649506" officeooo:paragraph-rsid="00649506" style:font-size-asian="12pt" style:font-size-complex="12pt"/>
    </style:style>
    <style:style style:name="P26" style:family="paragraph" style:parent-style-name="Text_20_body">
      <loext:graphic-properties draw:fill="none"/>
      <style:paragraph-properties fo:margin-left="-0.5in" fo:margin-right="-0.5618in" fo:text-indent="0in" style:auto-text-indent="false" fo:background-color="transparent"/>
      <style:text-properties fo:font-size="12pt" officeooo:rsid="0041c152" officeooo:paragraph-rsid="0041c152" style:font-size-asian="12pt" style:font-size-complex="12pt"/>
    </style:style>
    <style:style style:name="P27" style:family="paragraph" style:parent-style-name="Text_20_body">
      <loext:graphic-properties draw:fill="none"/>
      <style:paragraph-properties fo:margin-left="-0.5in" fo:margin-right="-0.5618in" fo:text-indent="0in" style:auto-text-indent="false" fo:background-color="transparent"/>
      <style:text-properties fo:font-size="12pt" officeooo:rsid="0068754f" officeooo:paragraph-rsid="0068754f" style:font-size-asian="12pt" style:font-size-complex="12pt"/>
    </style:style>
    <style:style style:name="P28" style:family="paragraph" style:parent-style-name="Text_20_body">
      <loext:graphic-properties draw:fill="none"/>
      <style:paragraph-properties fo:margin-left="-0.5in" fo:margin-right="-0.5618in" fo:text-indent="0in" style:auto-text-indent="false" fo:background-color="transparent"/>
      <style:text-properties fo:font-size="12pt" officeooo:rsid="006955b1" officeooo:paragraph-rsid="006955b1" style:font-size-asian="12pt" style:font-size-complex="12pt"/>
    </style:style>
    <style:style style:name="P29" style:family="paragraph" style:parent-style-name="Text_20_body">
      <style:paragraph-properties fo:margin-left="-0.5in" fo:margin-right="-0.5618in" fo:text-indent="0in" style:auto-text-indent="false"/>
      <style:text-properties fo:font-size="12pt" officeooo:rsid="006deb34" officeooo:paragraph-rsid="006deb34" style:font-size-asian="12pt" style:font-size-complex="12pt"/>
    </style:style>
    <style:style style:name="P30" style:family="paragraph" style:parent-style-name="Text_20_body">
      <style:paragraph-properties fo:margin-left="-0.5in" fo:margin-right="-0.5618in" fo:text-indent="0in" style:auto-text-indent="false"/>
      <style:text-properties fo:font-size="12pt" officeooo:rsid="0071bd32" officeooo:paragraph-rsid="0071bd32" style:font-size-asian="12pt" style:font-size-complex="12pt"/>
    </style:style>
    <style:style style:name="P31" style:family="paragraph" style:parent-style-name="Text_20_body">
      <style:paragraph-properties fo:margin-left="-0.5in" fo:margin-right="-0.5618in" fo:text-indent="0in" style:auto-text-indent="false"/>
      <style:text-properties fo:font-size="12pt" officeooo:rsid="007313cd" officeooo:paragraph-rsid="007313cd" style:font-size-asian="12pt" style:font-size-complex="12pt"/>
    </style:style>
    <style:style style:name="P32" style:family="paragraph" style:parent-style-name="Table_20_Contents">
      <style:text-properties fo:font-size="12pt" fo:font-weight="bold" officeooo:rsid="0053d14d" officeooo:paragraph-rsid="0053d14d" style:font-size-asian="12pt" style:font-weight-asian="bold" style:font-size-complex="12pt" style:font-weight-complex="bold"/>
    </style:style>
    <style:style style:name="P33" style:family="paragraph" style:parent-style-name="Text_20_body">
      <loext:graphic-properties draw:fill="none"/>
      <style:paragraph-properties fo:margin-left="-0.5in" fo:margin-right="-0.5618in" fo:text-indent="0in" style:auto-text-indent="false" fo:background-color="transparent"/>
      <style:text-properties officeooo:paragraph-rsid="003ba4e7"/>
    </style:style>
    <style:style style:name="P34" style:family="paragraph" style:parent-style-name="Text_20_body">
      <style:paragraph-properties fo:margin-left="-0.5in" fo:margin-right="-0.5618in" fo:margin-top="0in" fo:margin-bottom="0in" style:contextual-spacing="false" fo:text-indent="0in" style:auto-text-indent="false"/>
      <style:text-properties style:font-name="Liberation Mono" fo:font-size="12pt" fo:font-weight="bold" officeooo:rsid="005be8ec" officeooo:paragraph-rsid="005be8ec" style:font-size-asian="10.5pt" style:font-weight-asian="bold" style:font-size-complex="12pt" style:font-weight-complex="bold"/>
    </style:style>
    <style:style style:name="P35" style:family="paragraph" style:parent-style-name="Text_20_body">
      <loext:graphic-properties draw:fill="none"/>
      <style:paragraph-properties fo:margin-left="0in" fo:margin-right="-0.5in" fo:margin-top="0in" fo:margin-bottom="0in" style:contextual-spacing="false" fo:line-height="115%" fo:text-indent="0in" style:auto-text-indent="false" fo:background-color="transparent"/>
      <style:text-properties style:font-name="Liberation Mono" fo:font-size="12pt" fo:font-weight="bold" officeooo:rsid="005be8ec" officeooo:paragraph-rsid="006955b1" style:font-size-asian="10.5pt" style:font-weight-asian="bold" style:font-size-complex="12pt" style:font-weight-complex="bold"/>
    </style:style>
    <style:style style:name="P36" style:family="paragraph" style:parent-style-name="Text_20_body">
      <loext:graphic-properties draw:fill="none"/>
      <style:paragraph-properties fo:margin-left="-0.5in" fo:margin-right="-0.5618in" fo:text-indent="0in" style:auto-text-indent="false" fo:background-color="transparent"/>
      <style:text-properties style:font-name="Liberation Mono" fo:font-size="12pt" fo:font-weight="bold" officeooo:rsid="003c1eaa" officeooo:paragraph-rsid="00602ea3" style:font-size-asian="12pt" style:font-weight-asian="bold" style:font-size-complex="12pt" style:font-weight-complex="bold"/>
    </style:style>
    <style:style style:name="P37" style:family="paragraph" style:parent-style-name="Text_20_body">
      <style:paragraph-properties fo:margin-left="-0.5in" fo:margin-right="-0.5618in" fo:text-indent="0in" style:auto-text-indent="false"/>
      <style:text-properties style:font-name="Liberation Mono" fo:font-size="12pt" fo:font-weight="bold" officeooo:rsid="003c1eaa" officeooo:paragraph-rsid="006deb34" style:font-size-asian="12pt" style:font-weight-asian="bold" style:font-size-complex="12pt" style:font-weight-complex="bold"/>
    </style:style>
    <style:style style:name="P38" style:family="paragraph" style:parent-style-name="Text_20_body">
      <style:paragraph-properties fo:margin-left="-0.5in" fo:margin-right="-0.5618in" fo:text-indent="0in" style:auto-text-indent="false"/>
      <style:text-properties style:font-name="Liberation Mono" fo:font-size="12pt" fo:font-weight="normal" officeooo:rsid="00596fb3" officeooo:paragraph-rsid="00596fb3" style:font-size-asian="12pt" style:font-weight-asian="normal" style:font-size-complex="12pt" style:font-weight-complex="normal"/>
    </style:style>
    <style:style style:name="P39" style:family="paragraph" style:parent-style-name="Text_20_body">
      <style:paragraph-properties fo:margin-left="-0.5in" fo:margin-right="-0.5618in" fo:text-indent="0in" style:auto-text-indent="false"/>
      <style:text-properties officeooo:rsid="00596fb3" officeooo:paragraph-rsid="00596fb3"/>
    </style:style>
    <style:style style:name="P40" style:family="paragraph" style:parent-style-name="Text_20_body">
      <style:paragraph-properties fo:margin-left="-0.5in" fo:margin-right="-0.5618in" fo:text-indent="0in" style:auto-text-indent="false"/>
      <style:text-properties officeooo:rsid="00596fb3" officeooo:paragraph-rsid="0062e038"/>
    </style:style>
    <style:style style:name="P41" style:family="paragraph" style:parent-style-name="Text_20_body">
      <style:paragraph-properties fo:margin-left="-0.5in" fo:margin-right="-0.5618in" fo:text-indent="0in" style:auto-text-indent="false"/>
      <style:text-properties officeooo:paragraph-rsid="00596fb3"/>
    </style:style>
    <style:style style:name="P42" style:family="paragraph" style:parent-style-name="Text_20_body">
      <style:paragraph-properties fo:margin-left="-0.5in" fo:margin-right="-0.5618in" fo:text-indent="0in" style:auto-text-indent="false"/>
      <style:text-properties officeooo:paragraph-rsid="005a42b4"/>
    </style:style>
    <style:style style:name="P43" style:family="paragraph" style:parent-style-name="Text_20_body">
      <style:paragraph-properties fo:margin-left="-0.5in" fo:margin-right="-0.5618in" fo:text-indent="0in" style:auto-text-indent="false"/>
      <style:text-properties style:font-name="Liberation Serif" fo:font-size="12pt" fo:font-weight="bold" officeooo:rsid="005be8ec" officeooo:paragraph-rsid="005be8ec" style:font-size-asian="10.5pt" style:font-weight-asian="bold" style:font-size-complex="12pt" style:font-weight-complex="bold"/>
    </style:style>
    <style:style style:name="P44" style:family="paragraph" style:parent-style-name="Text_20_body">
      <style:paragraph-properties fo:margin-left="-0.5in" fo:margin-right="-0.5618in" fo:text-indent="0in" style:auto-text-indent="false"/>
      <style:text-properties style:font-name="Liberation Serif" fo:font-size="12pt" fo:font-weight="normal" officeooo:rsid="005c8289" officeooo:paragraph-rsid="005d5299" style:font-size-asian="10.5pt" style:font-weight-asian="normal" style:font-size-complex="12pt" style:font-weight-complex="normal"/>
    </style:style>
    <style:style style:name="P45" style:family="paragraph" style:parent-style-name="Text_20_body">
      <style:paragraph-properties fo:margin-left="-0.5in" fo:margin-right="-0.5618in" fo:text-indent="0in" style:auto-text-indent="false"/>
      <style:text-properties style:font-name="Liberation Serif" fo:font-size="12pt" fo:font-weight="normal" officeooo:rsid="005d5299" officeooo:paragraph-rsid="005d5299" style:font-size-asian="10.5pt" style:font-weight-asian="normal" style:font-size-complex="12pt" style:font-weight-complex="normal"/>
    </style:style>
    <style:style style:name="P46" style:family="paragraph" style:parent-style-name="Heading_20_3">
      <style:paragraph-properties fo:margin-left="-0.5in" fo:margin-right="0in" fo:text-indent="0in" style:auto-text-indent="false"/>
      <style:text-properties officeooo:rsid="006031b7" officeooo:paragraph-rsid="006031b7"/>
    </style:style>
    <style:style style:name="P47" style:family="paragraph" style:parent-style-name="Text_20_body">
      <style:paragraph-properties fo:margin-left="-0.5in" fo:margin-right="-0.5618in" fo:text-indent="0in" style:auto-text-indent="false"/>
      <style:text-properties officeooo:paragraph-rsid="00401559"/>
    </style:style>
    <style:style style:name="P48" style:family="paragraph" style:parent-style-name="Text_20_body" style:master-page-name="">
      <loext:graphic-properties draw:fill="none"/>
      <style:paragraph-properties fo:margin-left="0.5in" fo:margin-right="-0.5618in" fo:margin-top="0in" fo:margin-bottom="0.0972in" style:contextual-spacing="false" fo:line-height="115%" fo:text-indent="-0.5in" style:auto-text-indent="false" style:page-number="auto" fo:background-color="transparent"/>
      <style:text-properties officeooo:paragraph-rsid="00620f56"/>
    </style:style>
    <style:style style:name="P49" style:family="paragraph" style:parent-style-name="Heading_20_1">
      <style:paragraph-properties fo:text-align="center" style:justify-single-word="false"/>
    </style:style>
    <style:style style:name="P50" style:family="paragraph" style:parent-style-name="Text_20_body" style:list-style-name="L1">
      <style:paragraph-properties fo:margin-left="-0.5in" fo:margin-right="-0.5618in" fo:text-indent="0in" style:auto-text-indent="false"/>
      <style:text-properties officeooo:rsid="004ffc6d" officeooo:paragraph-rsid="004ffc6d"/>
    </style:style>
    <style:style style:name="P51" style:family="paragraph" style:parent-style-name="Text_20_body" style:list-style-name="L1">
      <loext:graphic-properties draw:fill="none"/>
      <style:paragraph-properties fo:margin-left="-0.3118in" fo:margin-right="-0.5618in" fo:margin-top="0in" fo:margin-bottom="0.0972in" style:contextual-spacing="false" fo:line-height="115%" fo:text-indent="-0.1252in" style:auto-text-indent="false" fo:background-color="transparent">
        <style:tab-stops>
          <style:tab-stop style:position="0.1874in"/>
        </style:tab-stops>
      </style:paragraph-properties>
      <style:text-properties style:font-name="Liberation Mono" fo:font-size="12pt" fo:font-weight="bold" officeooo:rsid="003c1eaa" officeooo:paragraph-rsid="0070f027" style:font-size-asian="12pt" style:font-weight-asian="bold" style:font-size-complex="12pt" style:font-weight-complex="bold"/>
    </style:style>
    <style:style style:name="P52" style:family="paragraph" style:parent-style-name="Text_20_body">
      <style:paragraph-properties fo:margin-left="-0.5in" fo:margin-right="-0.5618in" fo:margin-top="0in" fo:margin-bottom="0in" style:contextual-spacing="false" fo:text-indent="0in" style:auto-text-indent="false"/>
      <style:text-properties style:font-name="Liberation Mono" fo:font-size="12pt" fo:font-weight="bold" officeooo:rsid="0076f255" officeooo:paragraph-rsid="0076f255" style:font-size-asian="10.5pt" style:font-weight-asian="bold" style:font-size-complex="12pt" style:font-weight-complex="bold"/>
    </style:style>
    <style:style style:name="T1" style:family="text">
      <style:text-properties officeooo:rsid="001efe82"/>
    </style:style>
    <style:style style:name="T2" style:family="text">
      <style:text-properties style:font-name="Liberation Mono" fo:font-size="12pt" style:font-size-asian="12pt" style:font-size-complex="12pt"/>
    </style:style>
    <style:style style:name="T3" style:family="text">
      <style:text-properties style:font-name="Liberation Mono" fo:font-size="12pt" officeooo:rsid="00257ff9" style:font-size-asian="12pt" style:font-size-complex="12pt"/>
    </style:style>
    <style:style style:name="T4" style:family="text">
      <style:text-properties style:font-name="Liberation Mono" fo:font-size="12pt" fo:font-weight="bold" officeooo:rsid="003ba4e7" style:font-size-asian="12pt" style:font-weight-asian="bold" style:font-size-complex="12pt" style:font-weight-complex="bold"/>
    </style:style>
    <style:style style:name="T5" style:family="text">
      <style:text-properties style:font-name="Liberation Mono" fo:font-size="12pt" fo:font-weight="bold" officeooo:rsid="003c1eaa" style:font-size-asian="12pt" style:font-weight-asian="bold" style:font-size-complex="12pt" style:font-weight-complex="bold"/>
    </style:style>
    <style:style style:name="T6" style:family="text">
      <style:text-properties style:font-name="Liberation Mono" fo:font-size="12pt" fo:font-weight="bold" officeooo:rsid="0054b33d" style:font-size-asian="12pt" style:font-weight-asian="bold" style:font-size-complex="12pt" style:font-weight-complex="bold"/>
    </style:style>
    <style:style style:name="T7" style:family="text">
      <style:text-properties style:font-name="Liberation Mono" fo:font-size="12pt" fo:font-weight="bold" officeooo:rsid="007520c2" style:font-size-asian="12pt" style:font-weight-asian="bold" style:font-size-complex="12pt" style:font-weight-complex="bold"/>
    </style:style>
    <style:style style:name="T8" style:family="text">
      <style:text-properties style:font-name="Liberation Mono" fo:font-size="12pt" fo:font-weight="bold" officeooo:rsid="0076b3c8" style:font-size-asian="12pt" style:font-weight-asian="bold" style:font-size-complex="12pt" style:font-weight-complex="bold"/>
    </style:style>
    <style:style style:name="T9" style:family="text">
      <style:text-properties style:font-name="Liberation Mono" fo:font-size="12pt" fo:font-weight="normal" style:font-size-asian="12pt" style:font-weight-asian="normal" style:font-size-complex="12pt" style:font-weight-complex="normal"/>
    </style:style>
    <style:style style:name="T10" style:family="text">
      <style:text-properties style:font-name="Liberation Mono" fo:font-size="12pt" fo:font-weight="normal" officeooo:rsid="003c1eaa" style:font-size-asian="12pt" style:font-weight-asian="normal" style:font-size-complex="12pt" style:font-weight-complex="normal"/>
    </style:style>
    <style:style style:name="T11" style:family="text">
      <style:text-properties style:font-name="Liberation Mono" fo:font-weight="bold" officeooo:rsid="005be8ec" style:font-name-asian="FreeSans" style:font-size-asian="10.5pt" style:font-weight-asian="bold" style:font-name-complex="FreeSans" style:font-weight-complex="bold"/>
    </style:style>
    <style:style style:name="T12" style:family="text">
      <style:text-properties style:text-position="super 58%"/>
    </style:style>
    <style:style style:name="T13" style:family="text">
      <style:text-properties style:text-position="super 58%" officeooo:rsid="005d5299"/>
    </style:style>
    <style:style style:name="T14" style:family="text">
      <style:text-properties officeooo:rsid="003ba4e7"/>
    </style:style>
    <style:style style:name="T15" style:family="text">
      <style:text-properties officeooo:rsid="003c1eaa"/>
    </style:style>
    <style:style style:name="T16" style:family="text">
      <style:text-properties officeooo:rsid="003d9134"/>
    </style:style>
    <style:style style:name="T17" style:family="text">
      <style:text-properties officeooo:rsid="003e4e65"/>
    </style:style>
    <style:style style:name="T18" style:family="text">
      <style:text-properties fo:font-size="12pt" style:font-size-asian="12pt" style:font-size-complex="12pt"/>
    </style:style>
    <style:style style:name="T19" style:family="text">
      <style:text-properties fo:font-size="12pt" officeooo:rsid="0054b33d" style:font-size-asian="12pt" style:font-size-complex="12pt"/>
    </style:style>
    <style:style style:name="T20" style:family="text">
      <style:text-properties fo:font-size="12pt" officeooo:rsid="0056d1bd" style:font-size-asian="12pt" style:font-size-complex="12pt"/>
    </style:style>
    <style:style style:name="T21" style:family="text">
      <style:text-properties fo:font-size="12pt" officeooo:rsid="00580a1d" style:font-size-asian="12pt" style:font-size-complex="12pt"/>
    </style:style>
    <style:style style:name="T22" style:family="text">
      <style:text-properties fo:font-size="12pt" officeooo:rsid="00596fb3" style:font-size-asian="12pt" style:font-size-complex="12pt"/>
    </style:style>
    <style:style style:name="T23" style:family="text">
      <style:text-properties fo:font-size="12pt" officeooo:rsid="005a42b4" style:font-size-asian="12pt" style:font-size-complex="12pt"/>
    </style:style>
    <style:style style:name="T24" style:family="text">
      <style:text-properties fo:font-size="12pt" officeooo:rsid="00401559" style:font-size-asian="12pt" style:font-size-complex="12pt"/>
    </style:style>
    <style:style style:name="T25" style:family="text">
      <style:text-properties fo:font-size="12pt" officeooo:rsid="0046c4fa" style:font-size-asian="12pt" style:font-size-complex="12pt"/>
    </style:style>
    <style:style style:name="T26" style:family="text">
      <style:text-properties fo:font-size="12pt" officeooo:rsid="00620f56" style:font-size-asian="12pt" style:font-size-complex="12pt"/>
    </style:style>
    <style:style style:name="T27" style:family="text">
      <style:text-properties fo:font-size="12pt" officeooo:rsid="006deb34" style:font-size-asian="12pt" style:font-size-complex="12pt"/>
    </style:style>
    <style:style style:name="T28" style:family="text">
      <style:text-properties fo:font-size="12pt" officeooo:rsid="006f158f" style:font-size-asian="12pt" style:font-size-complex="12pt"/>
    </style:style>
    <style:style style:name="T29" style:family="text">
      <style:text-properties fo:font-size="12pt" officeooo:rsid="007313cd" style:font-size-asian="12pt" style:font-size-complex="12pt"/>
    </style:style>
    <style:style style:name="T30" style:family="text">
      <style:text-properties fo:font-size="12pt" officeooo:rsid="0060f36b" style:font-size-asian="12pt" style:font-size-complex="12pt"/>
    </style:style>
    <style:style style:name="T31" style:family="text">
      <style:text-properties officeooo:rsid="004030f3"/>
    </style:style>
    <style:style style:name="T32" style:family="text">
      <style:text-properties officeooo:rsid="00451e94"/>
    </style:style>
    <style:style style:name="T33" style:family="text">
      <style:text-properties officeooo:rsid="0046c4fa"/>
    </style:style>
    <style:style style:name="T34" style:family="text">
      <style:text-properties officeooo:rsid="0054b33d"/>
    </style:style>
    <style:style style:name="T35" style:family="text">
      <style:text-properties officeooo:rsid="005a42b4"/>
    </style:style>
    <style:style style:name="T36" style:family="text">
      <style:text-properties officeooo:rsid="005be8ec" style:font-size-asian="10.5pt"/>
    </style:style>
    <style:style style:name="T37" style:family="text">
      <style:text-properties officeooo:rsid="005d5299"/>
    </style:style>
    <style:style style:name="T38" style:family="text">
      <style:text-properties officeooo:rsid="005e1fa6"/>
    </style:style>
    <style:style style:name="T39" style:family="text">
      <style:text-properties officeooo:rsid="005f124e"/>
    </style:style>
    <style:style style:name="T40" style:family="text">
      <style:text-properties officeooo:rsid="00602ea3"/>
    </style:style>
    <style:style style:name="T41" style:family="text">
      <style:text-properties style:font-name="FreeSans" officeooo:rsid="00602ea3" style:font-name-asian="FreeSans" style:font-name-complex="FreeSans"/>
    </style:style>
    <style:style style:name="T42" style:family="text">
      <style:text-properties style:font-name="FreeSans" officeooo:rsid="00602ea3" style:font-name-asian="FreeSans" style:font-size-asian="10.5pt" style:font-name-complex="FreeSans"/>
    </style:style>
    <style:style style:name="T43" style:family="text">
      <style:text-properties style:font-name="FreeSans" fo:font-weight="bold" style:font-name-asian="FreeSans" style:font-size-asian="10.5pt" style:font-weight-asian="bold" style:font-name-complex="FreeSans" style:font-weight-complex="bold"/>
    </style:style>
    <style:style style:name="T44" style:family="text">
      <style:text-properties style:font-name="FreeSans" fo:font-weight="bold" officeooo:rsid="00602ea3" style:font-name-asian="FreeSans" style:font-size-asian="10.5pt" style:font-weight-asian="bold" style:font-name-complex="FreeSans" style:font-weight-complex="bold"/>
    </style:style>
    <style:style style:name="T45" style:family="text">
      <style:text-properties style:font-name="FreeSans" fo:font-size="12pt" fo:font-weight="bold" officeooo:rsid="00602ea3" style:font-name-asian="FreeSans" style:font-size-asian="10.5pt" style:font-weight-asian="bold" style:font-name-complex="FreeSans" style:font-size-complex="12pt" style:font-weight-complex="bold"/>
    </style:style>
    <style:style style:name="T46" style:family="text">
      <style:text-properties style:font-name="FreeSans" fo:font-weight="normal" style:font-name-asian="FreeSans" style:font-size-asian="10.5pt" style:font-weight-asian="normal" style:font-name-complex="FreeSans" style:font-weight-complex="normal"/>
    </style:style>
    <style:style style:name="T47" style:family="text">
      <style:text-properties style:font-name="FreeSans" fo:font-weight="normal" officeooo:rsid="00602ea3" style:font-name-asian="FreeSans" style:font-size-asian="10.5pt" style:font-weight-asian="normal" style:font-name-complex="FreeSans" style:font-weight-complex="normal"/>
    </style:style>
    <style:style style:name="T48" style:family="text">
      <style:text-properties officeooo:rsid="006031b7"/>
    </style:style>
    <style:style style:name="T49" style:family="text">
      <style:text-properties fo:font-weight="normal" style:font-weight-asian="normal" style:font-weight-complex="normal"/>
    </style:style>
    <style:style style:name="T50" style:family="text">
      <style:text-properties fo:font-weight="normal" officeooo:rsid="0062e038" style:font-weight-asian="normal" style:font-weight-complex="normal"/>
    </style:style>
    <style:style style:name="T51" style:family="text">
      <style:text-properties fo:color="#666666" loext:opacity="100%"/>
    </style:style>
    <style:style style:name="T52" style:family="text">
      <style:text-properties fo:color="#666666" loext:opacity="100%" style:font-name="FreeSans" fo:font-size="12pt" fo:font-weight="normal" style:font-name-asian="FreeSans" style:font-size-asian="10.5pt" style:font-weight-asian="normal" style:font-name-complex="FreeSans" style:font-size-complex="12pt" style:font-weight-complex="normal"/>
    </style:style>
    <style:style style:name="T53" style:family="text">
      <style:text-properties fo:color="#666666" loext:opacity="100%" style:font-name="FreeSans" fo:font-size="12pt" fo:font-weight="normal" officeooo:rsid="00602ea3" style:font-name-asian="FreeSans" style:font-size-asian="10.5pt" style:font-weight-asian="normal" style:font-name-complex="FreeSans" style:font-size-complex="12pt" style:font-weight-complex="normal"/>
    </style:style>
    <style:style style:name="T54" style:family="text">
      <style:text-properties fo:color="#666666" loext:opacity="100%" fo:font-weight="normal" style:font-weight-asian="normal" style:font-weight-complex="normal"/>
    </style:style>
    <style:style style:name="T55" style:family="text">
      <style:text-properties fo:color="#666666" loext:opacity="100%" officeooo:rsid="004b40f0"/>
    </style:style>
    <style:style style:name="T56" style:family="text">
      <style:text-properties fo:color="#666666" loext:opacity="100%" officeooo:rsid="0071bd32"/>
    </style:style>
    <style:style style:name="T57" style:family="text">
      <style:text-properties officeooo:rsid="00620f56"/>
    </style:style>
    <style:style style:name="T58" style:family="text">
      <style:text-properties fo:font-weight="bold" style:font-weight-asian="bold" style:font-weight-complex="bold"/>
    </style:style>
    <style:style style:name="T59" style:family="text">
      <style:text-properties officeooo:rsid="00596fb3"/>
    </style:style>
    <style:style style:name="T60" style:family="text">
      <style:text-properties officeooo:rsid="00649506"/>
    </style:style>
    <style:style style:name="T61" style:family="text">
      <style:text-properties officeooo:rsid="00683000"/>
    </style:style>
    <style:style style:name="T62" style:family="text">
      <style:text-properties officeooo:rsid="006955b1"/>
    </style:style>
    <style:style style:name="T63" style:family="text">
      <style:text-properties officeooo:rsid="006b04fa"/>
    </style:style>
    <style:style style:name="T64" style:family="text">
      <style:text-properties officeooo:rsid="006c5e54"/>
    </style:style>
    <style:style style:name="T65" style:family="text">
      <style:text-properties officeooo:rsid="006deb34"/>
    </style:style>
    <style:style style:name="T66" style:family="text">
      <style:text-properties officeooo:rsid="006f158f"/>
    </style:style>
    <style:style style:name="T67" style:family="text">
      <style:text-properties officeooo:rsid="0070f027"/>
    </style:style>
    <style:style style:name="T68" style:family="text">
      <style:text-properties officeooo:rsid="0071bd32"/>
    </style:style>
    <style:style style:name="T69" style:family="text">
      <style:text-properties officeooo:rsid="007313cd"/>
    </style:style>
    <style:style style:name="T70" style:family="text">
      <style:text-properties officeooo:rsid="0074d173"/>
    </style:style>
    <style:style style:name="T71" style:family="text">
      <style:text-properties officeooo:rsid="007520c2"/>
    </style:style>
    <style:style style:name="T72" style:family="text">
      <style:text-properties officeooo:rsid="0076f25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1">JotLiner ‘Document’ file format V1.<text:span text:style-name="T72">2</text:span></text:h>
      <text:p text:style-name="P22">1.2 changes the <text:span text:style-name="T38">prior 1.1 </text:span>format to a binary-content approach, removing b64encoding and changing the ‘;’ seperator to the character code 0x1E <text:s/><text:span text:style-name="T38">(Ascii code for ‘Record Seperator’) or as we will call the BRK character, </text:span><text:span text:style-name="T40">or as will be shown here in document samples as an ‘</text:span><text:span text:style-name="T44">❎’</text:span><text:span text:style-name="T38">. <text:s/>It also removes the allowance of whitespace to ‘tighten up’ the spec.</text:span></text:p>
      <text:p text:style-name="P9"><text:span text:style-name="T1">All d</text:span>ata-reading and writing to a document stream, <text:span text:style-name="T15">Hereafter referred to as the DocStream, </text:span><text:span text:style-name="T16">are handled by the DocImporter and DocExporter classes. <text:s/>The resulting DocStream is a </text:span><text:span text:style-name="T38">binary</text:span><text:span text:style-name="T16"> </text:span><text:span text:style-name="T38">bytestream that is</text:span><text:span text:style-name="T16"> encoded and decoded automatically. <text:s/></text:span><text:span text:style-name="T17">This route was chosen </text:span><text:span text:style-name="T38">after assuring the format was compatible with all transports and fileformats used within the software.</text:span></text:p>
      <text:h text:style-name="P1" text:outline-level="3">The basic principal</text:h>
      <text:p text:style-name="P26">The most basic principal of a DocStream is that parsing it is based on ‘read until the next <text:span text:style-name="T38">BRK (0x1E)</text:span>, and use what you just read to know what to do next’. </text:p>
      <text:p text:style-name="P27">Lets start by showing you an entire exported file, (I.E.: “somefilename.jldoc”)</text:p>
      <table:table table:name="Table2" table:style-name="Table2">
        <table:table-column table:style-name="Table2.A"/>
        <table:table-row>
          <table:table-cell table:style-name="Table2.A1" office:value-type="string">
            <text:p text:style-name="P35">@1.<text:span text:style-name="T72">2</text:span><text:span text:style-name="T41">❎</text:span>28ba4b5d-f089-4789-8ef3-cf1e8098bf36<text:span text:style-name="T41">❎Original Doc Name❎</text:span></text:p>
            <text:p text:style-name="P35">1<text:span text:style-name="T41">❎</text:span>BOX=46<text:span text:style-name="T41">❎</text:span>S&lt;&gt;=25<text:span text:style-name="T41">❎</text:span>SL=2<text:span text:style-name="T41">❎</text:span>N0R=2<text:span text:style-name="T41">❎</text:span>N0T=2<text:span text:style-name="T41">❎</text:span>N0B=2<text:span text:style-name="T41">❎</text:span>N0zX=2<text:span text:style-name="T41">❎</text:span>N0zY=2<text:span text:style-name="T41">❎</text:span>N0</text:p>
            <text:p text:style-name="P35">0<text:span text:style-name="T41">❎</text:span>CTE=51<text:span text:style-name="T41">❎</text:span>S&lt;&gt;=31<text:span text:style-name="T41">❎</text:span>SL=3<text:span text:style-name="T41">❎</text:span>N26W=4<text:span text:style-name="T41">❎</text:span>N100T=3<text:span text:style-name="T41">❎</text:span>N43H=4<text:span text:style-name="T41">❎</text:span>N100C=9<text:span text:style-name="T41">❎</text:span>SWelcome!</text:p>
          </table:table-cell>
        </table:table-row>
      </table:table>
      <text:p text:style-name="P28">(Note that this is only a visual representation, <text:s/>the real file contents has no line terminators or visual ‘<text:span text:style-name="T44">❎</text:span><text:span text:style-name="T47">’ </text:span><text:span text:style-name="T46">characters.)</text:span></text:p>
      <text:h text:style-name="P2" text:outline-level="3"><text:span text:style-name="T15">The </text:span>DocStream version signifier <text:span text:style-name="T31">and document uuid</text:span>.</text:h>
      <text:p text:style-name="P10"><text:span text:style-name="T32">All </text:span><text:span text:style-name="T14">DocStream</text:span><text:span text:style-name="T32">s </text:span><text:span text:style-name="T62">from V1.0 on </text:span><text:span text:style-name="T32">a</text:span>lways <text:span text:style-name="T38">begin with </text:span>the file’s version number. <text:s/>This value is used when the system is upgraded to know when an older file’s format needs to be upgraded during the reading process. <text:s/>That entry <text:span text:style-name="T62">always</text:span> looks like this:</text:p>
      <text:p text:style-name="P33"><text:span text:style-name="T3"><text:tab/></text:span><text:span text:style-name="T4">@1.</text:span><text:span text:style-name="T8">2</text:span><text:span text:style-name="T4">;</text:span></text:p>
      <text:p text:style-name="P20"><text:span text:style-name="T63">F</text:span><text:span text:style-name="T38">or backwards compa</text:span><text:span text:style-name="T63">t</text:span><text:span text:style-name="T38">ibility, </text:span><text:span text:style-name="T63">this is </text:span><text:span text:style-name="T38">the only place in the </text:span><text:span text:style-name="T63">file where a ‘;’ </text:span><text:span text:style-name="T38">is still used as the BRK character. <text:s/></text:span></text:p>
      <text:p text:style-name="P20">The ‘@’ simply signifies the start of a DocStream, <text:span text:style-name="T32">and the stream is read until the first semicolon is encountered</text:span>. <text:s/><text:span text:style-name="T32">The ‘@’ and </text:span>‘;’ <text:span text:style-name="T32">are discarded and </text:span><text:span text:style-name="T39">what remains is now</text:span> the DocStream version number. <text:s/>This one formatting rule can never change so that no matter how drastically the versions change over time, <text:s/>this much of the file can be read all the way back to version 1.0.</text:p>
      <text:p text:style-name="P18">The very next element is the document’s uuid that it was given during creation. <text:s/>This allows us to move documents from one system to another and still always keep track of it uniquely no matter where or how it’s used. <text:s/></text:p>
      <text:p text:style-name="P19">This uuid has no header or special markings, it’s simply a raw <text:span text:style-name="T39">36-character </text:span>uuid that immediately follows the Identifier.</text:p>
      <text:p text:style-name="P23">V1.2 adds another <text:span text:style-name="T48">header</text:span> <text:span text:style-name="T40">element</text:span> <text:span text:style-name="T48">that immediately follows the uuid, </text:span>which is the original document name. <text:s/>(the name that was shown in the lefthand index pane of the software). <text:s/></text:p>
      <text:p text:style-name="P17">So the <text:span text:style-name="T64">header of a V1.2 DocS</text:span>tream will look like this:</text:p>
      <text:p text:style-name="P36"><text:span text:style-name="T14"><text:tab/>@1.</text:span><text:span text:style-name="T64">2</text:span><text:span text:style-name="T14">;</text:span><text:span text:style-name="T36">28ba4b5d-f089-4789-8ef3-cf1e8098bf36</text:span><text:span text:style-name="T42">❎Original Doc Name❎</text:span></text:p>
      <text:h text:style-name="P46" text:outline-level="3"><text:soft-page-break/><text:span text:style-name="T54">(Remember that ‘</text:span><text:span text:style-name="T45">❎</text:span><text:span text:style-name="T53">’ </text:span><text:span text:style-name="T52">here in this document represents character code 0x1E)</text:span></text:h>
      <text:h text:style-name="P3" text:outline-level="3"><text:span text:style-name="T31">Next, </text:span>Per-plugin <text:span text:style-name="T31">D</text:span>ata</text:h>
      <text:p text:style-name="P47"><text:span text:style-name="T24">From here on, </text:span><text:span text:style-name="T25">each entry gives all the </text:span><text:span text:style-name="T27">data needed to reconstruct a single </text:span><text:span text:style-name="T25">plugin within a document. </text:span><text:span text:style-name="T27">(Note that i</text:span><text:span text:style-name="T25">n all cases, the first plugin will always be a BOX, also known as an ‘Infinite Box’ when you Alt+Shift+RightClick in the software to add new plugins to the document</text:span><text:span text:style-name="T27">)</text:span><text:span text:style-name="T25"> <text:s/>and </text:span><text:span text:style-name="T27">using the example above, </text:span><text:span text:style-name="T25">will look like this:</text:span></text:p>
      <text:p text:style-name="P37"><text:tab/><text:span text:style-name="T36">1</text:span><text:span text:style-name="T42">❎</text:span><text:span text:style-name="T36">BOX=46</text:span><text:span text:style-name="T42">❎</text:span><text:span text:style-name="T36">S&lt;&gt;=25</text:span><text:span text:style-name="T42">❎</text:span><text:span text:style-name="T36">SL=2</text:span><text:span text:style-name="T42">❎</text:span><text:span text:style-name="T36">N0R=2</text:span><text:span text:style-name="T42">❎</text:span><text:span text:style-name="T36">N0T=2</text:span><text:span text:style-name="T42">❎</text:span><text:span text:style-name="T36">N0B=2</text:span><text:span text:style-name="T42">❎</text:span><text:span text:style-name="T36">N0zX=2</text:span><text:span text:style-name="T42">❎</text:span><text:span text:style-name="T36">N0zY=2</text:span><text:span text:style-name="T42">❎</text:span><text:span text:style-name="T36">N0</text:span></text:p>
      <text:p text:style-name="P29">This contains one entire plugin’s exported data, and it breaks down as follows:</text:p>
      <text:p text:style-name="P29">Every entry <text:span text:style-name="T68">starts with an integer, which </text:span><text:span text:style-name="T33">tells us how many entries immediately following this one are children of this one. </text:span><text:span text:style-name="T51">(</text:span><text:span text:style-name="T55">Currently </text:span><text:span text:style-name="T56">only </text:span><text:span text:style-name="T55">BOX plugin</text:span><text:span text:style-name="T51">s</text:span><text:span text:style-name="T55"> </text:span><text:span text:style-name="T56">support children, so a</text:span><text:span text:style-name="T55">ll other plugins will always have this number set to 0.</text:span><text:span text:style-name="T51">)</text:span></text:p>
      <text:p text:style-name="P30">From here on in, everything is read in using a key/value pairing <text:span text:style-name="T69">syntax as follows:</text:span></text:p>
      <text:p text:style-name="P31"><text:span text:style-name="T58">&lt;KEY&gt;=&lt;#BYTES&gt;</text:span><text:span text:style-name="T44">❎&lt;</text:span><text:span text:style-name="T43">type&gt;&lt;value&gt;</text:span></text:p>
      <text:p text:style-name="P31">So as we see <text:span text:style-name="T65">in the example this will be</text:span></text:p>
      <text:p text:style-name="P31"><text:span text:style-name="T65"><text:tab/></text:span><text:span text:style-name="T61">“</text:span><text:span text:style-name="T11">BOX=46</text:span><text:span text:style-name="T44">❎</text:span><text:span text:style-name="T11">S&lt;&gt;=25</text:span><text:span text:style-name="T44">❎</text:span><text:span text:style-name="T11">SL=2</text:span><text:span text:style-name="T44">❎</text:span><text:span text:style-name="T11">N0R=2</text:span><text:span text:style-name="T44">❎</text:span><text:span text:style-name="T11">N0T=2</text:span><text:span text:style-name="T44">❎</text:span><text:span text:style-name="T11">N0B=2</text:span><text:span text:style-name="T44">❎</text:span><text:span text:style-name="T11">N0zX=2</text:span><text:span text:style-name="T44">❎</text:span><text:span text:style-name="T11">N0zY=2</text:span><text:span text:style-name="T44">❎</text:span><text:span text:style-name="T11">N0</text:span><text:span text:style-name="T44">”</text:span></text:p>
      <text:p text:style-name="P31"><text:span text:style-name="T66">w</text:span>hich becomes the key/value pair</text:p>
      <text:p text:style-name="P31">key<text:tab/><text:span text:style-name="T58">“BOX”</text:span> which claims the next 46 bytes as its value, so</text:p>
      <text:p text:style-name="P31">value<text:tab/><text:span text:style-name="T58">“</text:span><text:span text:style-name="T11">S&lt;&gt;=25</text:span><text:span text:style-name="T44">❎</text:span><text:span text:style-name="T11">SL=2</text:span><text:span text:style-name="T44">❎</text:span><text:span text:style-name="T11">N0R=2</text:span><text:span text:style-name="T44">❎</text:span><text:span text:style-name="T11">N0T=2</text:span><text:span text:style-name="T44">❎</text:span><text:span text:style-name="T11">N0B=2</text:span><text:span text:style-name="T44">❎</text:span><text:span text:style-name="T11">N0zX=2</text:span><text:span text:style-name="T44">❎</text:span><text:span text:style-name="T11">N0zY=2</text:span><text:span text:style-name="T44">❎</text:span><text:span text:style-name="T11">N0</text:span><text:span text:style-name="T44">”</text:span></text:p>
      <text:list text:style-name="L1">
        <text:list-header>
          <text:p text:style-name="P50"><text:span text:style-name="T30">S</text:span><text:span text:style-name="T18">o this ‘BOX’ </text:span><text:span text:style-name="T30">node</text:span><text:span text:style-name="T18"> now knows the next 46 bytes belong to it, and that the plugin immediately following </text:span><text:span text:style-name="T28">(which is a CTE plugin if you look at the complete example up at the top) </text:span><text:span text:style-name="T18">will be placed inside </text:span><text:span text:style-name="T28">this box </text:span><text:span text:style-name="T18">as a child </text:span><text:span text:style-name="T28">of it</text:span><text:span text:style-name="T18">.</text:span></text:p>
        </text:list-header>
      </text:list>
      <text:p text:style-name="P31">A single character at the beginning of every value indicates how the value is to be decoded. <text:s/>The following table shows the character and how it decodes the data that follows.</text:p>
      <text:p text:style-name="P12"><text:span text:style-name="T29"/></text:p>
      <table:table table:name="Table1" table:style-name="Table1">
        <table:table-column table:style-name="Table1.A"/>
        <table:table-column table:style-name="Table1.B"/>
        <table:table-column table:style-name="Table1.C"/>
        <table:table-row>
          <table:table-cell table:style-name="Table1.A1" office:value-type="string">
            <text:p text:style-name="P32">Code</text:p>
          </table:table-cell>
          <table:table-cell table:style-name="Table1.A1" office:value-type="string">
            <text:p text:style-name="P32">Value type</text:p>
          </table:table-cell>
          <table:table-cell table:style-name="Table1.C1" office:value-type="string">
            <text:p text:style-name="P32">Data that follows</text:p>
          </table:table-cell>
        </table:table-row>
        <table:table-row>
          <table:table-cell table:style-name="Table1.A2" office:value-type="string">
            <text:p text:style-name="P4">?</text:p>
          </table:table-cell>
          <table:table-cell table:style-name="Table1.A2" office:value-type="string">
            <text:p text:style-name="P5">undefined <text:s/>as per javascript</text:p>
          </table:table-cell>
          <table:table-cell table:style-name="Table1.C2" office:value-type="string">
            <text:p text:style-name="P6">NO data follows</text:p>
          </table:table-cell>
        </table:table-row>
        <table:table-row>
          <table:table-cell table:style-name="Table1.A2" office:value-type="string">
            <text:p text:style-name="P5">~</text:p>
          </table:table-cell>
          <table:table-cell table:style-name="Table1.A2" office:value-type="string">
            <text:p text:style-name="P5">null</text:p>
          </table:table-cell>
          <table:table-cell table:style-name="Table1.C2" office:value-type="string">
            <text:p text:style-name="P6">NO data follows</text:p>
          </table:table-cell>
        </table:table-row>
        <table:table-row>
          <table:table-cell table:style-name="Table1.A2" office:value-type="string">
            <text:p text:style-name="P5">B</text:p>
          </table:table-cell>
          <table:table-cell table:style-name="Table1.A2" office:value-type="string">
            <text:p text:style-name="P5">boolean</text:p>
          </table:table-cell>
          <table:table-cell table:style-name="Table1.C2" office:value-type="string">
            <text:p text:style-name="P6">Single character ‘t’ for true or ‘f’ for false</text:p>
          </table:table-cell>
        </table:table-row>
        <table:table-row>
          <table:table-cell table:style-name="Table1.A2" office:value-type="string">
            <text:p text:style-name="P5">N</text:p>
          </table:table-cell>
          <table:table-cell table:style-name="Table1.A2" office:value-type="string">
            <text:p text:style-name="P6">Number</text:p>
          </table:table-cell>
          <table:table-cell table:style-name="Table1.C2" office:value-type="string">
            <text:p text:style-name="P6">Any valid integer or decimal value including NaN</text:p>
          </table:table-cell>
        </table:table-row>
        <table:table-row>
          <table:table-cell table:style-name="Table1.A2" office:value-type="string">
            <text:p text:style-name="P5">S</text:p>
          </table:table-cell>
          <table:table-cell table:style-name="Table1.A2" office:value-type="string">
            <text:p text:style-name="P6">String</text:p>
          </table:table-cell>
          <table:table-cell table:style-name="Table1.C2" office:value-type="string">
            <text:p text:style-name="P6">Any valid ascii string</text:p>
          </table:table-cell>
        </table:table-row>
        <table:table-row>
          <table:table-cell table:style-name="Table1.A2" office:value-type="string">
            <text:p text:style-name="P5">A</text:p>
          </table:table-cell>
          <table:table-cell table:style-name="Table1.A2" office:value-type="string">
            <text:p text:style-name="P6">Array</text:p>
          </table:table-cell>
          <table:table-cell table:style-name="Table1.C2" office:value-type="string">
            <text:p text:style-name="P6">a JSON.stringified array</text:p>
          </table:table-cell>
        </table:table-row>
        <table:table-row>
          <table:table-cell table:style-name="Table1.A2" office:value-type="string">
            <text:p text:style-name="P5">O</text:p>
          </table:table-cell>
          <table:table-cell table:style-name="Table1.A2" office:value-type="string">
            <text:p text:style-name="P6">Object</text:p>
          </table:table-cell>
          <table:table-cell table:style-name="Table1.C2" office:value-type="string">
            <text:p text:style-name="P6">A JSON.stringified key-value Object</text:p>
          </table:table-cell>
        </table:table-row>
        <table:table-row>
          <table:table-cell table:style-name="Table1.A2" office:value-type="string">
            <text:p text:style-name="P7">u</text:p>
          </table:table-cell>
          <table:table-cell table:style-name="Table1.A2" office:value-type="string">
            <text:p text:style-name="P7">UInt8Array</text:p>
          </table:table-cell>
          <table:table-cell table:style-name="Table1.C2" office:value-type="string">
            <text:p text:style-name="P7">a base64 encoded UInt8Array</text:p>
          </table:table-cell>
        </table:table-row>
      </table:table>
      <text:p text:style-name="P11"/>
      <text:p text:style-name="P8"><text:soft-page-break/>All the <text:span text:style-name="T67">uppercase </text:span>letters you see here, B,N,S,A,O, <text:s/><text:span text:style-name="T35">can</text:span> also be lowercase, in which case the bytes that follows <text:span text:style-name="T67">were stored as a binary sequence of bytes to get around conversion issues</text:span><text:span text:style-name="T57"> (UInt8Array in javascript)</text:span>. <text:s/>(There is no uppercase ‘U’ type as Uint8Array data <text:span text:style-name="T67">will remain UInt8Array data when placed in the dict</text:span>) <text:s/>... <text:span text:style-name="T67">You will likely never see a lowercase B or N, but an S can appear as an s in the stream at any time.</text:span></text:p>
      <text:p text:style-name="P16">The conversions to and from <text:span text:style-name="T57">bytes to the type designated by the Code byte </text:span>base64 are handled by the import and export classes <text:span text:style-name="T57">internally,</text:span> so the plugins <text:span text:style-name="T57">themselves </text:span>don’t need to care about any of this.</text:p>
      <text:p text:style-name="P8"/>
      <text:p text:style-name="P8">So <text:span text:style-name="T57">revisiting </text:span><text:span text:style-name="T34">our plugin data </text:span>above, <text:span text:style-name="T57">we see it starts with Code </text:span>‘S’ so we know that the next 45 bytes <text:span text:style-name="T70">following are to be interpreted as a s</text:span><text:span text:style-name="T57">tandard </text:span>string. <text:span text:style-name="T34">That now gives us</text:span></text:p>
      <text:list text:continue-numbering="true" text:style-name="L1">
        <text:list-header>
          <text:p text:style-name="P51">&lt;&gt;=25<text:span text:style-name="T42">❎</text:span>SL=2<text:span text:style-name="T42">❎</text:span>N0R=2<text:span text:style-name="T42">❎</text:span>N0T=2<text:span text:style-name="T42">❎</text:span>N0B=2<text:span text:style-name="T42">❎</text:span>N0</text:p>
          <text:p text:style-name="P51">zX=2<text:span text:style-name="T42">❎</text:span>N0</text:p>
          <text:p text:style-name="P51">zY=2<text:span text:style-name="T42">❎</text:span>N0</text:p>
        </text:list-header>
      </text:list>
      <text:p text:style-name="P24">This binary sequence of 45 bytes makes up one entire plugin’s data, which we already know in this case is a ‘BOX’ plugin. <text:s/><text:span text:style-name="T60">While this does appear to be a character string in most cases, it will always be interpreted as binary from V1.2 onward.</text:span></text:p>
      <text:p text:style-name="P25">Next, we take that 45 byte sequence and break it down again using the same key=value decoder we used above. <text:s/>This will give us a series of key/value pairs until the stream is exhausted.</text:p>
      <text:p text:style-name="P24">S<text:span text:style-name="T59">o internally the reader is building a key-value ‘dict’ as it reads this data in and parses it, and after stripping off the datatype letter and applying the datatypes for S=string and N=number, the resulting dict looks like this:</text:span></text:p>
      <text:p text:style-name="P40"><text:span text:style-name="T18"/></text:p>
      <text:p text:style-name="P8">Once again we break this down using the ‘KEY=value’ <text:span text:style-name="T34">rule, and keep repeating this until all the data has been broken down.</text:span></text:p>
      <text:p text:style-name="P13">So this now breaks down as follows:</text:p>
      <text:p text:style-name="P48"><text:span text:style-name="T19">Key = “</text:span><text:span text:style-name="T6">&lt;&gt;</text:span><text:span text:style-name="T19">” followed by 25 bytes of data </text:span><text:span text:style-name="T20">for the value giving us </text:span><text:span text:style-name="T19">”</text:span><text:span text:style-name="T5">SL=2</text:span><text:span text:style-name="T45">❎</text:span><text:span text:style-name="T5">N0R=2</text:span><text:span text:style-name="T45">❎</text:span><text:span text:style-name="T5">N0T=2</text:span><text:span text:style-name="T45">❎</text:span><text:span text:style-name="T5">N0B=2</text:span><text:span text:style-name="T45">❎</text:span><text:span text:style-name="T5">N0</text:span><text:span text:style-name="T20">” </text:span><text:span text:style-name="T26">which we’ll explain below.</text:span></text:p>
      <text:p text:style-name="P14">that leaves zX=2❎N0zY=2❎N0 still unparsed, which we continue as follows:</text:p>
      <text:p text:style-name="P15">Key = <text:span text:style-name="T58">“zX”</text:span> followed by 2 bytes of data for the value giving us <text:span text:style-name="T58">“N0”</text:span><text:span text:style-name="T49"> </text:span><text:span text:style-name="T50">and code ‘N’ tells us this is a number, so this means data element <text:s/>xZ = 0</text:span></text:p>
      <text:p text:style-name="P15">Key = <text:span text:style-name="T58">“zY”</text:span> followed by 2 bytes of data for the value giving us <text:span text:style-name="T58">“N0”</text:span><text:span text:style-name="T49"> </text:span><text:span text:style-name="T50">and again, code ‘N’ tells us this is a number, so this means data element zY = 0</text:span></text:p>
      <text:p text:style-name="P39"><text:span text:style-name="T18"><text:tab/></text:span><text:span text:style-name="T2">{ “&lt;&gt;”: “</text:span><text:span text:style-name="T10">L=2;N0R=2;N0T=2;N0B=2;N0”,</text:span></text:p>
      <text:p text:style-name="P39"><text:span text:style-name="T10"><text:tab/> <text:s/>“</text:span><text:span text:style-name="T9">zX”: 0,</text:span></text:p>
      <text:p text:style-name="P38"><text:tab/> <text:s/>“zY”: 0 }</text:p>
      <text:p text:style-name="P41"><text:soft-page-break/><text:span text:style-name="T22">T</text:span><text:span text:style-name="T19">he “</text:span><text:span text:style-name="T6">&lt;&gt;</text:span><text:span text:style-name="T19">” </text:span><text:span text:style-name="T22">key is </text:span><text:span text:style-name="T21">a special key known by the importer as style data for the plugin’s position, width and anchors, </text:span><text:span text:style-name="T22">among other things </text:span><text:span text:style-name="T23">and gets passed through the import logic again to break it down into {L:0, R:0, T:0, N:0} which get applied to the plugin’s style.left, style.right, style.top, and style.bottom parameters as “px” values.</text:span></text:p>
      <text:p text:style-name="P42"><text:span text:style-name="T22"/></text:p>
      <text:p text:style-name="P21">The “&lt;&gt;” then gets deleted from this dict, and what’s left in this dict belongs to the plugin, and gets passed in via the plugin’s importData(data) function to do with as it sees fit. <text:s/>(the plugin’s exportData() function must of course export the same data out for it to be added to the DocStream)</text:p>
      <text:p text:style-name="P43">A complete example</text:p>
      <text:p text:style-name="P52">X-broken-X</text:p>
      <text:p text:style-name="P34">@1.1;28ba4b5d-f089-4789-8ef3-cf1e8098bf36;</text:p>
      <text:p text:style-name="P34">1;BOX=46;S&lt;&gt;=25;SL=2;N0R=2;N0T=2;N0B=2;N0zX=2;N0zY=2;N0</text:p>
      <text:p text:style-name="P34">0;CTE=51;S&lt;&gt;=31;SL=3;N26W=4;N100T=3;N43H=4;N100C=9;SWelcome!</text:p>
      <text:p text:style-name="P44">The first and 2<text:span text:style-name="T12">nd</text:span> line are already described above, the 3<text:span text:style-name="T12">rd</text:span> line starts with a 0 indicating it has no children, (but is itself now a child of the BOX entry before it because that BOX entry starts with <text:span text:style-name="T37">a </text:span>1, which claims the very next plugin line as a child).</text:p>
      <text:p text:style-name="P44"><text:span text:style-name="T37">This 3</text:span><text:span text:style-name="T13">rd</text:span><text:span text:style-name="T37"> line </text:span>describes a CTE plugin entry (“RichText CTE Editor”) <text:span text:style-name="T37">with &lt;&gt; style information managed by the system, and a </text:span>key/value pair <text:span text:style-name="T37">of </text:span>“C” : “Welcome!” <text:span text:style-name="T37">which is handed to the plugin to display. <text:s/>(The CTE plugin uses the key ‘C’ as an abbreviation of the word ‘Content’)</text:span></text:p>
      <text:p text:style-name="P45">And there you have it! <text:s/>Every line after the first, is a plugin made of a childCount followed by a series of key value pairs that define which plugin it is, the plugin’s system-level style, and the plugin’s own data dict!</text:p>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5937in" fo:margin-right="0.7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0T09:56:30.165369820</meta:creation-date>
    <meta:generator>LibreOffice/24.2.7.2$Linux_X86_64 LibreOffice_project/420$Build-2</meta:generator>
    <dc:date>2025-05-28T08:49:10.884790340</dc:date>
    <meta:editing-duration>P1DT1H49M15S</meta:editing-duration>
    <meta:editing-cycles>89</meta:editing-cycles>
    <meta:document-statistic meta:table-count="2" meta:image-count="0" meta:object-count="0" meta:page-count="4" meta:paragraph-count="90" meta:word-count="1400" meta:character-count="8358" meta:non-whitespace-character-count="7006"/>
  </office:meta>
</office:document-meta>
</file>